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c61" officeooo:paragraph-rsid="0006ac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K REA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1:20:47.456887289</meta:creation-date>
    <dc:date>2020-11-15T21:21:17.009117685</dc:date>
    <meta:editing-duration>PT30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6.4.6.2$Linux_X86_64 LibreOffice_project/40$Build-2</meta:generator>
  </office:meta>
</office:document-meta>
</file>